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5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table:style-name="ce15"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table:style-name="ce15"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 table:style-name="ce16"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 table:style-name="ce16"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 table:style-name="ce16"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13T10:52:26.181215907</dc:date>
    <meta:editing-duration>P1DT12H33M31S</meta:editing-duration>
    <meta:editing-cycles>174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